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81pt"/>
    </style:style>
    <style:style style:name="co3" style:family="table-column">
      <style:table-column-properties fo:break-before="auto" style:column-width="73.19pt"/>
    </style:style>
    <style:style style:name="co4" style:family="table-column">
      <style:table-column-properties fo:break-before="auto" style:column-width="73.25pt"/>
    </style:style>
    <style:style style:name="co5" style:family="table-column">
      <style:table-column-properties fo:break-before="auto" style:column-width="130.99pt"/>
    </style:style>
    <style:style style:name="co6" style:family="table-column">
      <style:table-column-properties fo:break-before="auto" style:column-width="60.86pt"/>
    </style:style>
    <style:style style:name="co7" style:family="table-column">
      <style:table-column-properties fo:break-before="auto" style:column-width="58.34pt"/>
    </style:style>
    <style:style style:name="co8" style:family="table-column">
      <style:table-column-properties fo:break-before="auto" style:column-width="83.2pt"/>
    </style:style>
    <style:style style:name="co9" style:family="table-column">
      <style:table-column-properties fo:break-before="auto" style:column-width="101.79pt"/>
    </style:style>
    <style:style style:name="co10" style:family="table-column">
      <style:table-column-properties fo:break-before="auto" style:column-width="72.06pt"/>
    </style:style>
    <style:style style:name="co11" style:family="table-column">
      <style:table-column-properties fo:break-before="auto" style:column-width="71.4pt"/>
    </style:style>
    <style:style style:name="co12" style:family="table-column">
      <style:table-column-properties fo:break-before="auto" style:column-width="80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4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cfe7f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fe7f5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2">
      <style:table-cell-properties fo:background-color="#cfe7f5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oordinates" table:style-name="ta1">
        <table:shapes>
          <draw:frame draw:z-index="0" draw:style-name="gr1" draw:text-style-name="P1" svg:width="389.59pt" svg:height="451.02pt" svg:x="393.34pt" svg:y="17.72pt">
            <loext:p draw:notify-on-update-of-ranges="Coordinates.D2:Coordinates.D2 Coordinates.A1:Coordinates.A1 Coordinates.C2:Coordinates.C2 Coordinates.D3:Coordinates.D7 Coordinates.A1:Coordinates.A1 Coordinates.C3:Coordinates.C7 Coordinates.D8:Coordinates.D12 Coordinates.A1:Coordinates.A1 Coordinates.C8:Coordinates.C12 Coordinates.C21:Coordinates.C27 Coordinates.B21:Coordinates.B27 Coordinates.C30:Coordinates.C36 Coordinates.B30:Coordinates.B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el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2" office:value-type="string" calcext:value-type="string">
            <text:p>Both</text:p>
          </table:table-cell>
          <table:table-cell table:style-name="ce5" table:formula="of:=20-18+5/8" office:value-type="float" office:value="2.625" calcext:value-type="float">
            <text:p>2.625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(63+7/8)/2" office:value-type="float" office:value="-31.9375" calcext:value-type="float">
            <text:p>-31.938</text:p>
          </table:table-cell>
          <table:table-cell table:style-name="ce5" table:formula="of:=-(52+3/4)/2" office:value-type="float" office:value="-26.375" calcext:value-type="float">
            <text:p>-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(63+7/8)/2" office:value-type="float" office:value="31.9375" calcext:value-type="float">
            <text:p>31.938</text:p>
          </table:table-cell>
          <table:table-cell table:style-name="ce5" table:formula="of:=-(52+3/4)/2" office:value-type="float" office:value="-26.375" calcext:value-type="float">
            <text:p>-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20+10.25" office:value-type="float" office:value="-9.75" calcext:value-type="float">
            <text:p>-9.750</text:p>
          </table:table-cell>
          <table:table-cell table:style-name="ce5" office:value-type="float" office:value="-13" calcext:value-type="float">
            <text:p>-13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20-9" office:value-type="float" office:value="11" calcext:value-type="float">
            <text:p>11.000</text:p>
          </table:table-cell>
          <table:table-cell table:style-name="ce5" table:formula="of:=-12.25" office:value-type="float" office:value="-12.25" calcext:value-type="float">
            <text:p>-12.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20+7+7/8" office:value-type="float" office:value="-12.125" calcext:value-type="float">
            <text:p>-12.125</text:p>
          </table:table-cell>
          <table:table-cell table:style-name="ce5" table:formula="of:=-15.25+6" office:value-type="float" office:value="-9.25" calcext:value-type="float">
            <text:p>-9.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(63+7/8)/2" office:value-type="float" office:value="31.9375" calcext:value-type="float">
            <text:p>31.938</text:p>
          </table:table-cell>
          <table:table-cell table:style-name="ce5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-(63+7/8)/2" office:value-type="float" office:value="-31.9375" calcext:value-type="float">
            <text:p>-31.938</text:p>
          </table:table-cell>
          <table:table-cell table:style-name="ce5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19.5" office:value-type="float" office:value="0.5" calcext:value-type="float">
            <text:p>0.500</text:p>
          </table:table-cell>
          <table:table-cell table:style-name="ce5" table:formula="of:=-15.25+(8+3/8)" office:value-type="float" office:value="-6.875" calcext:value-type="float">
            <text:p>-6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(26+3/8)" office:value-type="float" office:value="-6.375" calcext:value-type="float">
            <text:p>-6.375</text:p>
          </table:table-cell>
          <table:table-cell table:style-name="ce5" table:formula="of:=15.75-(10+7/8)" office:value-type="float" office:value="4.875" calcext:value-type="float">
            <text:p>4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(6+3/8)" office:value-type="float" office:value="13.625" calcext:value-type="float">
            <text:p>13.625</text:p>
          </table:table-cell>
          <table:table-cell table:style-name="ce5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Deflection</text:p>
          </table:table-cell>
          <table:table-cell table:style-name="ce1" office:value-type="string" calcext:value-type="string">
            <text:p>1/16ths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2]-[.B21])^2+([.C22]-[.C21])^2)" office:value-type="float" office:value="39.4317547320684" calcext:value-type="float">
            <text:p>39.43</text:p>
          </table:table-cell>
          <table:table-cell table:style-name="ce7" table:formula="of:=[.D21]/64" office:value-type="float" office:value="0.616121167688569" calcext:value-type="float">
            <text:p>0.6161</text:p>
          </table:table-cell>
          <table:table-cell table:style-name="ce6" table:formula="of:=[.E21]*16" office:value-type="float" office:value="9.85793868301711" calcext:value-type="float">
            <text:p>9.86</text:p>
          </table:table-cell>
        </table:table-row>
        <table:table-row table:style-name="ro1">
          <table:table-cell office:value-type="string" calcext:value-type="string">
            <text:p>Rotor 2</text:p>
          </table:table-cell>
          <table:table-cell table:formula="of:=[.C4]" office:value-type="float" office:value="31.9375" calcext:value-type="float">
            <text:p>31.938</text:p>
          </table:table-cell>
          <table:table-cell table:formula="of:=[.D4]" office:value-type="float" office:value="-26.375" calcext:value-type="float">
            <text:p>-26.375</text:p>
          </table:table-cell>
          <table:table-cell table:formula="of:=SQRT(([.B23]-[.B22])^2+([.C23]-[.C22])^2)" office:value-type="float" office:value="25.2565740204407" calcext:value-type="float">
            <text:p>25.26</text:p>
          </table:table-cell>
          <table:table-cell table:style-name="ce7" table:formula="of:=[.D22]/64" office:value-type="float" office:value="0.394633969069386" calcext:value-type="float">
            <text:p>0.3946</text:p>
          </table:table-cell>
          <table:table-cell table:style-name="ce6" table:formula="of:=[.E22]*16" office:value-type="float" office:value="6.31414350511017" calcext:value-type="float">
            <text:p>6.31</text:p>
          </table:table-cell>
        </table:table-row>
        <table:table-row table:style-name="ro1">
          <table:table-cell office:value-type="string" calcext:value-type="string">
            <text:p>Idler 2</text:p>
          </table:table-cell>
          <table:table-cell table:formula="of:=[.C6]" office:value-type="float" office:value="11" calcext:value-type="float">
            <text:p>11.000</text:p>
          </table:table-cell>
          <table:table-cell table:formula="of:=[.D6]" office:value-type="float" office:value="-12.25" calcext:value-type="float">
            <text:p>-12.250</text:p>
          </table:table-cell>
          <table:table-cell table:formula="of:=SQRT(([.B24]-[.B23])^2+([.C24]-[.C23])^2)" office:value-type="float" office:value="20.7635497928461" calcext:value-type="float">
            <text:p>20.76</text:p>
          </table:table-cell>
          <table:table-cell table:style-name="ce7" table:formula="of:=[.D23]/64" office:value-type="float" office:value="0.324430465513221" calcext:value-type="float">
            <text:p>0.3244</text:p>
          </table:table-cell>
          <table:table-cell table:style-name="ce6" table:formula="of:=[.E23]*16" office:value-type="float" office:value="5.19088744821153" calcext:value-type="float">
            <text:p>5.19</text:p>
          </table:table-cell>
        </table:table-row>
        <table:table-row table:style-name="ro1">
          <table:table-cell office:value-type="string" calcext:value-type="string">
            <text:p>Idler 1</text:p>
          </table:table-cell>
          <table:table-cell table:formula="of:=[.C5]" office:value-type="float" office:value="-9.75" calcext:value-type="float">
            <text:p>-9.750</text:p>
          </table:table-cell>
          <table:table-cell table:formula="of:=[.D5]" office:value-type="float" office:value="-13" calcext:value-type="float">
            <text:p>-13.000</text:p>
          </table:table-cell>
          <table:table-cell table:formula="of:=SQRT(([.B25]-[.B24])^2+([.C25]-[.C24])^2)" office:value-type="float" office:value="25.9070604517379" calcext:value-type="float">
            <text:p>25.91</text:p>
          </table:table-cell>
          <table:table-cell table:style-name="ce7" table:formula="of:=[.D24]/64" office:value-type="float" office:value="0.404797819558404" calcext:value-type="float">
            <text:p>0.4048</text:p>
          </table:table-cell>
          <table:table-cell table:style-name="ce6" table:formula="of:=[.E24]*16" office:value-type="float" office:value="6.47676511293447" calcext:value-type="float">
            <text:p>6.48</text:p>
          </table:table-cell>
        </table:table-row>
        <table:table-row table:style-name="ro1">
          <table:table-cell office:value-type="string" calcext:value-type="string">
            <text:p>Rotor 1</text:p>
          </table:table-cell>
          <table:table-cell table:formula="of:=[.C3]" office:value-type="float" office:value="-31.9375" calcext:value-type="float">
            <text:p>-31.938</text:p>
          </table:table-cell>
          <table:table-cell table:formula="of:=[.D3]" office:value-type="float" office:value="-26.375" calcext:value-type="float">
            <text:p>-26.375</text:p>
          </table:table-cell>
          <table:table-cell table:formula="of:=SQRT(([.B26]-[.B25])^2+([.C26]-[.C25])^2)" office:value-type="float" office:value="26.1877983276563" calcext:value-type="float">
            <text:p>26.19</text:p>
          </table:table-cell>
          <table:table-cell table:style-name="ce7" table:formula="of:=[.D25]/64" office:value-type="float" office:value="0.40918434886963" calcext:value-type="float">
            <text:p>0.4092</text:p>
          </table:table-cell>
          <table:table-cell table:style-name="ce6" table:formula="of:=[.E25]*16" office:value-type="float" office:value="6.54694958191408" calcext:value-type="float">
            <text:p>6.55</text:p>
          </table:table-cell>
        </table:table-row>
        <table:table-row table:style-name="ro1">
          <table:table-cell office:value-type="string" calcext:value-type="string">
            <text:p>Tensioner 1</text:p>
          </table:table-cell>
          <table:table-cell table:formula="of:=[.C7]" office:value-type="float" office:value="-12.125" calcext:value-type="float">
            <text:p>-12.125</text:p>
          </table:table-cell>
          <table:table-cell table:formula="of:=[.D7]" office:value-type="float" office:value="-9.25" calcext:value-type="float">
            <text:p>-9.250</text:p>
          </table:table-cell>
          <table:table-cell table:formula="of:=SQRT(([.B27]-[.B26])^2+([.C27]-[.C26])^2)" office:value-type="float" office:value="17.4104853464802" calcext:value-type="float">
            <text:p>17.41</text:p>
          </table:table-cell>
          <table:table-cell table:style-name="ce7" table:formula="of:=[.D26]/64" office:value-type="float" office:value="0.272038833538752" calcext:value-type="float">
            <text:p>0.2720</text:p>
          </table:table-cell>
          <table:table-cell table:style-name="ce6" table:formula="of:=[.E26]*16" office:value-type="float" office:value="4.35262133662004" calcext:value-type="float">
            <text:p>4.35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Deflection</text:p>
          </table:table-cell>
          <table:table-cell table:style-name="ce1" office:value-type="string" calcext:value-type="string">
            <text:p>1/16ths</text:p>
          </table:table-cell>
        </table:table-row>
        <table:table-row table:style-name="ro1">
          <table:table-cell table:style-name="Default"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1]-[.B30])^2+([.C31]-[.C30])^2)" office:value-type="float" office:value="10.2355080479671" calcext:value-type="float">
            <text:p>10.24</text:p>
          </table:table-cell>
          <table:table-cell table:style-name="ce7" table:formula="of:=[.D30]/64" office:value-type="float" office:value="0.159929813249486" calcext:value-type="float">
            <text:p>0.1599</text:p>
          </table:table-cell>
          <table:table-cell table:style-name="ce6" table:formula="of:=[.E30]*16" office:value-type="float" office:value="2.55887701199178" calcext:value-type="float">
            <text:p>2.56</text:p>
          </table:table-cell>
        </table:table-row>
        <table:table-row table:style-name="ro1">
          <table:table-cell table:style-name="Default" office:value-type="string" calcext:value-type="string">
            <text:p>Idler 4</text:p>
          </table:table-cell>
          <table:table-cell table:formula="of:=[.C11]" office:value-type="float" office:value="-6.375" calcext:value-type="float">
            <text:p>-6.375</text:p>
          </table:table-cell>
          <table:table-cell table:formula="of:=[.D11]" office:value-type="float" office:value="4.875" calcext:value-type="float">
            <text:p>4.875</text:p>
          </table:table-cell>
          <table:table-cell table:formula="of:=SQRT(([.B32]-[.B31])^2+([.C32]-[.C31])^2)" office:value-type="float" office:value="33.4019671015047" calcext:value-type="float">
            <text:p>33.40</text:p>
          </table:table-cell>
          <table:table-cell table:style-name="ce7" table:formula="of:=[.D31]/64" office:value-type="float" office:value="0.52190573596101" calcext:value-type="float">
            <text:p>0.5219</text:p>
          </table:table-cell>
          <table:table-cell table:style-name="ce6" table:formula="of:=[.E31]*16" office:value-type="float" office:value="8.35049177537617" calcext:value-type="float">
            <text:p>8.35</text:p>
          </table:table-cell>
        </table:table-row>
        <table:table-row table:style-name="ro1">
          <table:table-cell table:style-name="Default" office:value-type="string" calcext:value-type="string">
            <text:p>Rotor 4</text:p>
          </table:table-cell>
          <table:table-cell table:formula="of:=[.C9]" office:value-type="float" office:value="-31.9375" calcext:value-type="float">
            <text:p>-31.938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3]-[.B32])^2+([.C33]-[.C32])^2)" office:value-type="float" office:value="46.4516297480508" calcext:value-type="float">
            <text:p>46.45</text:p>
          </table:table-cell>
          <table:table-cell table:style-name="ce7" table:formula="of:=[.D32]/64" office:value-type="float" office:value="0.725806714813294" calcext:value-type="float">
            <text:p>0.7258</text:p>
          </table:table-cell>
          <table:table-cell table:style-name="ce6" table:formula="of:=[.E32]*16" office:value-type="float" office:value="11.6129074370127" calcext:value-type="float">
            <text:p>11.61</text:p>
          </table:table-cell>
        </table:table-row>
        <table:table-row table:style-name="ro1">
          <table:table-cell table:style-name="Default" office:value-type="string" calcext:value-type="string">
            <text:p>Idler 3</text:p>
          </table:table-cell>
          <table:table-cell table:formula="of:=[.C10]" office:value-type="float" office:value="0.5" calcext:value-type="float">
            <text:p>0.500</text:p>
          </table:table-cell>
          <table:table-cell table:formula="of:=[.D10]" office:value-type="float" office:value="-6.875" calcext:value-type="float">
            <text:p>-6.875</text:p>
          </table:table-cell>
          <table:table-cell table:formula="of:=SQRT(([.B34]-[.B33])^2+([.C34]-[.C33])^2)" office:value-type="float" office:value="45.7589216027869" calcext:value-type="float">
            <text:p>45.76</text:p>
          </table:table-cell>
          <table:table-cell table:style-name="ce7" table:formula="of:=[.D33]/64" office:value-type="float" office:value="0.714983150043546" calcext:value-type="float">
            <text:p>0.7150</text:p>
          </table:table-cell>
          <table:table-cell table:style-name="ce6" table:formula="of:=[.E33]*16" office:value-type="float" office:value="11.4397304006967" calcext:value-type="float">
            <text:p>11.44</text:p>
          </table:table-cell>
        </table:table-row>
        <table:table-row table:style-name="ro1">
          <table:table-cell table:style-name="Default" office:value-type="string" calcext:value-type="string">
            <text:p>Rotor 3</text:p>
          </table:table-cell>
          <table:table-cell table:formula="of:=[.C8]" office:value-type="float" office:value="31.9375" calcext:value-type="float">
            <text:p>31.938</text:p>
          </table:table-cell>
          <table:table-cell table:formula="of:=[.D8]" office:value-type="float" office:value="26.375" calcext:value-type="float">
            <text:p>26.375</text:p>
          </table:table-cell>
          <table:table-cell table:formula="of:=SQRT(([.B35]-[.B34])^2+([.C35]-[.C34])^2)" office:value-type="float" office:value="24.1538849100926" calcext:value-type="float">
            <text:p>24.15</text:p>
          </table:table-cell>
          <table:table-cell table:style-name="ce7" table:formula="of:=[.D34]/64" office:value-type="float" office:value="0.377404451720197" calcext:value-type="float">
            <text:p>0.3774</text:p>
          </table:table-cell>
          <table:table-cell table:style-name="ce6" table:formula="of:=[.E34]*16" office:value-type="float" office:value="6.03847122752316" calcext:value-type="float">
            <text:p>6.04</text:p>
          </table:table-cell>
        </table:table-row>
        <table:table-row table:style-name="ro1">
          <table:table-cell table:style-name="Default" office:value-type="string" calcext:value-type="string">
            <text:p>Tensioner 2</text:p>
          </table:table-cell>
          <table:table-cell table:formula="of:=[.C12]" office:value-type="float" office:value="13.625" calcext:value-type="float">
            <text:p>13.625</text:p>
          </table:table-cell>
          <table:table-cell table:formula="of:=[.D12]" office:value-type="float" office:value="10.625" calcext:value-type="float">
            <text:p>10.625</text:p>
          </table:table-cell>
          <table:table-cell table:formula="of:=SQRT(([.B36]-[.B35])^2+([.C36]-[.C35])^2)" office:value-type="float" office:value="15.2934830892116" calcext:value-type="float">
            <text:p>15.29</text:p>
          </table:table-cell>
          <table:table-cell table:style-name="ce7" table:formula="of:=[.D35]/64" office:value-type="float" office:value="0.238960673268931" calcext:value-type="float">
            <text:p>0.2390</text:p>
          </table:table-cell>
          <table:table-cell table:style-name="ce6" table:formula="of:=[.E35]*16" office:value-type="float" office:value="3.82337077230289" calcext:value-type="float">
            <text:p>3.82</text:p>
          </table:table-cell>
        </table:table-row>
        <table:table-row table:style-name="ro1">
          <table:table-cell table:style-name="Default"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</table:table>
      <table:table table:name="Tension Method 1" table:style-name="ta1">
        <table:table-column table:style-name="co2" table:default-cell-style-name="ce2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row table:style-name="ro2">
          <table:table-cell table:style-name="ce8" office:value-type="string" calcext:value-type="string">
            <text:p>Belt Tension Calculation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table:style-name="ce9" office:value-type="string" calcext:value-type="string">
            <text:p>Max and Min Force to deflect belt <text:s/>1/64” per 1”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table:style-name="ce9" office:value-type="string" calcext:value-type="string">
            <text:p>Assumes Service Factor = 2.0</text:p>
          </table:table-cell>
          <table:table-cell table:style-name="ce1" table:number-columns-repeated="3"/>
          <table:table-cell table:number-columns-repeated="10"/>
        </table:table-row>
        <table:table-row table:style-name="ro3">
          <table:table-cell table:style-name="ce10" office:value-type="string" calcext:value-type="string">
            <text:p>Engine Speed</text:p>
          </table:table-cell>
          <table:table-cell table:style-name="ce10" office:value-type="string" calcext:value-type="string">
            <text:p>Engine Power</text:p>
          </table:table-cell>
          <table:table-cell table:style-name="ce10" office:value-type="string" calcext:value-type="string">
            <text:p>Max Force</text:p>
          </table:table-cell>
          <table:table-cell table:style-name="ce10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Hp</text:p>
          </table:table-cell>
          <table:table-cell table:number-columns-repeated="2" table:style-name="ce1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10" office:value-type="string" calcext:value-type="string">
            <text:p>Pulley</text:p>
          </table:table-cell>
          <table:table-cell table:style-name="ce10" office:value-type="string" calcext:value-type="string">
            <text:p>Diameter (in)</text:p>
          </table:table-cell>
          <table:table-cell table:style-name="ce1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2" office:value-type="float" office:value="4.4114" calcext:value-type="float">
            <text:p>4.4114</text:p>
          </table:table-cell>
          <table:table-cell table:style-name="ce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2" office:value-type="float" office:value="4.0102" calcext:value-type="float">
            <text:p>4.0102</text:p>
          </table:table-cell>
          <table:table-cell table:style-name="ce2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3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3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0" table:default-cell-style-name="ce12"/>
        <table:table-column table:style-name="co11" table:default-cell-style-name="ce13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12" table:default-cell-style-name="ce6"/>
        <table:table-column table:style-name="co8" table:default-cell-style-name="ce6"/>
        <table:table-row table:style-name="ro1">
          <table:table-cell table:style-name="ce11" office:value-type="string" calcext:value-type="string">
            <text:p>Engine Speed</text:p>
          </table:table-cell>
          <table:table-cell table:style-name="ce11" office:value-type="string" calcext:value-type="string">
            <text:p>Engine Power</text:p>
          </table:table-cell>
          <table:table-cell table:style-name="ce1" office:value-type="string" calcext:value-type="string">
            <text:p>Engine Speed</text:p>
          </table:table-cell>
          <table:table-cell table:style-name="ce1" office:value-type="string" calcext:value-type="string">
            <text:p>Engine Power</text:p>
          </table:table-cell>
          <table:table-cell table:style-name="ce1" office:value-type="string" calcext:value-type="string">
            <text:p>Engine Torque</text:p>
          </table:table-cell>
          <table:table-cell table:style-name="ce1" office:value-type="string" calcext:value-type="string">
            <text:p>Effective Tension per belt</text:p>
          </table:table-cell>
          <table:table-cell table:style-name="ce14" office:value-type="string" calcext:value-type="string">
            <text:p>Pretension Min</text:p>
          </table:table-cell>
          <table:table-cell table:style-name="ce14" office:value-type="string" calcext:value-type="string">
            <text:p>Pretension Max</text:p>
          </table:table-cell>
        </table:table-row>
        <table:table-row table:style-name="ro1">
          <table:table-cell table:style-name="ce11" office:value-type="string" calcext:value-type="string">
            <text:p>RPM</text:p>
          </table:table-cell>
          <table:table-cell table:style-name="ce11" office:value-type="string" calcext:value-type="string">
            <text:p>Hp</text:p>
          </table:table-cell>
          <table:table-cell table:style-name="ce1" office:value-type="string" calcext:value-type="string">
            <text:p>rad/s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Nm</text:p>
          </table:table-cell>
          <table:table-cell table:style-name="ce1" office:value-type="string" calcext:value-type="string">
            <text:p>N</text:p>
          </table:table-cell>
          <table:table-cell table:style-name="ce1"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[.A3]*2*PI()/60" office:value-type="float" office:value="209.43951023932" calcext:value-type="float">
            <text:p>209.44</text:p>
          </table:table-cell>
          <table:table-cell table:formula="of:=[.B3]*0.7457" office:value-type="float" office:value="12.30405" calcext:value-type="float">
            <text:p>12.30</text:p>
          </table:table-cell>
          <table:table-cell table:formula="of:=[.D3]*1000/[.C3]" office:value-type="float" office:value="58.747511326495" calcext:value-type="float">
            <text:p>58.75</text:p>
          </table:table-cell>
          <table:table-cell table:formula="of:=[.E3]/([.$C$26]/2)/2" office:value-type="float" office:value="524.297289839313" calcext:value-type="float">
            <text:p>524.30</text:p>
          </table:table-cell>
          <table:table-cell table:formula="of:=[.F3]*0.1" office:value-type="float" office:value="52.4297289839313" calcext:value-type="float">
            <text:p>52.43</text:p>
          </table:table-cell>
          <table:table-cell table:formula="of:=[.F3]*0.3" office:value-type="float" office:value="157.289186951794" calcext:value-type="float">
            <text:p>157.2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[.A4]*2*PI()/60" office:value-type="float" office:value="230.383461263251" calcext:value-type="float">
            <text:p>230.38</text:p>
          </table:table-cell>
          <table:table-cell table:formula="of:=[.B4]*0.7457" office:value-type="float" office:value="13.981875" calcext:value-type="float">
            <text:p>13.98</text:p>
          </table:table-cell>
          <table:table-cell table:formula="of:=[.D4]*1000/[.C4]" office:value-type="float" office:value="60.6895778166271" calcext:value-type="float">
            <text:p>60.69</text:p>
          </table:table-cell>
          <table:table-cell table:formula="of:=[.E4]/([.$C$26]/2)/2" office:value-type="float" office:value="541.629431652183" calcext:value-type="float">
            <text:p>541.63</text:p>
          </table:table-cell>
          <table:table-cell table:formula="of:=[.F4]*0.1" office:value-type="float" office:value="54.1629431652183" calcext:value-type="float">
            <text:p>54.16</text:p>
          </table:table-cell>
          <table:table-cell table:formula="of:=[.F4]*0.3" office:value-type="float" office:value="162.488829495655" calcext:value-type="float">
            <text:p>162.4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[.A5]*2*PI()/60" office:value-type="float" office:value="251.327412287183" calcext:value-type="float">
            <text:p>251.33</text:p>
          </table:table-cell>
          <table:table-cell table:formula="of:=[.B5]*0.7457" office:value-type="float" office:value="15.6597" calcext:value-type="float">
            <text:p>15.66</text:p>
          </table:table-cell>
          <table:table-cell table:formula="of:=[.D5]*1000/[.C5]" office:value-type="float" office:value="62.3079665584038" calcext:value-type="float">
            <text:p>62.31</text:p>
          </table:table-cell>
          <table:table-cell table:formula="of:=[.E5]/([.$C$26]/2)/2" office:value-type="float" office:value="556.072883162908" calcext:value-type="float">
            <text:p>556.07</text:p>
          </table:table-cell>
          <table:table-cell table:formula="of:=[.F5]*0.1" office:value-type="float" office:value="55.6072883162908" calcext:value-type="float">
            <text:p>55.61</text:p>
          </table:table-cell>
          <table:table-cell table:formula="of:=[.F5]*0.3" office:value-type="float" office:value="166.821864948872" calcext:value-type="float">
            <text:p>166.8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[.A6]*2*PI()/60" office:value-type="float" office:value="272.271363311115" calcext:value-type="float">
            <text:p>272.27</text:p>
          </table:table-cell>
          <table:table-cell table:formula="of:=[.B6]*0.7457" office:value-type="float" office:value="17.1511" calcext:value-type="float">
            <text:p>17.15</text:p>
          </table:table-cell>
          <table:table-cell table:formula="of:=[.D6]*1000/[.C6]" office:value-type="float" office:value="62.9926694876171" calcext:value-type="float">
            <text:p>62.99</text:p>
          </table:table-cell>
          <table:table-cell table:formula="of:=[.E6]/([.$C$26]/2)/2" office:value-type="float" office:value="562.183574186676" calcext:value-type="float">
            <text:p>562.18</text:p>
          </table:table-cell>
          <table:table-cell table:formula="of:=[.F6]*0.1" office:value-type="float" office:value="56.2183574186676" calcext:value-type="float">
            <text:p>56.22</text:p>
          </table:table-cell>
          <table:table-cell table:formula="of:=[.F6]*0.3" office:value-type="float" office:value="168.655072256003" calcext:value-type="float">
            <text:p>168.6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[.A7]*2*PI()/60" office:value-type="float" office:value="293.215314335047" calcext:value-type="float">
            <text:p>293.22</text:p>
          </table:table-cell>
          <table:table-cell table:formula="of:=[.B7]*0.7457" office:value-type="float" office:value="18.456075" calcext:value-type="float">
            <text:p>18.46</text:p>
          </table:table-cell>
          <table:table-cell table:formula="of:=[.D7]*1000/[.C7]" office:value-type="float" office:value="62.9437621355304" calcext:value-type="float">
            <text:p>62.94</text:p>
          </table:table-cell>
          <table:table-cell table:formula="of:=[.E7]/([.$C$26]/2)/2" office:value-type="float" office:value="561.747096256407" calcext:value-type="float">
            <text:p>561.75</text:p>
          </table:table-cell>
          <table:table-cell table:formula="of:=[.F7]*0.1" office:value-type="float" office:value="56.1747096256407" calcext:value-type="float">
            <text:p>56.17</text:p>
          </table:table-cell>
          <table:table-cell table:formula="of:=[.F7]*0.3" office:value-type="float" office:value="168.524128876922" calcext:value-type="float">
            <text:p>168.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[.A8]*2*PI()/60" office:value-type="float" office:value="314.159265358979" calcext:value-type="float">
            <text:p>314.16</text:p>
          </table:table-cell>
          <table:table-cell table:formula="of:=[.B8]*0.7457" office:value-type="float" office:value="19.76105" calcext:value-type="float">
            <text:p>19.76</text:p>
          </table:table-cell>
          <table:table-cell table:formula="of:=[.D8]*1000/[.C8]" office:value-type="float" office:value="62.901375763722" calcext:value-type="float">
            <text:p>62.90</text:p>
          </table:table-cell>
          <table:table-cell table:formula="of:=[.E8]/([.$C$26]/2)/2" office:value-type="float" office:value="561.368815383507" calcext:value-type="float">
            <text:p>561.37</text:p>
          </table:table-cell>
          <table:table-cell table:formula="of:=[.F8]*0.1" office:value-type="float" office:value="56.1368815383507" calcext:value-type="float">
            <text:p>56.14</text:p>
          </table:table-cell>
          <table:table-cell table:formula="of:=[.F8]*0.3" office:value-type="float" office:value="168.410644615052" calcext:value-type="float">
            <text:p>168.4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[.A9]*2*PI()/60" office:value-type="float" office:value="335.103216382911" calcext:value-type="float">
            <text:p>335.10</text:p>
          </table:table-cell>
          <table:table-cell table:formula="of:=[.B9]*0.7457" office:value-type="float" office:value="20.8796" calcext:value-type="float">
            <text:p>20.88</text:p>
          </table:table-cell>
          <table:table-cell table:formula="of:=[.D9]*1000/[.C9]" office:value-type="float" office:value="62.3079665584038" calcext:value-type="float">
            <text:p>62.31</text:p>
          </table:table-cell>
          <table:table-cell table:formula="of:=[.E9]/([.$C$26]/2)/2" office:value-type="float" office:value="556.072883162908" calcext:value-type="float">
            <text:p>556.07</text:p>
          </table:table-cell>
          <table:table-cell table:formula="of:=[.F9]*0.1" office:value-type="float" office:value="55.6072883162908" calcext:value-type="float">
            <text:p>55.61</text:p>
          </table:table-cell>
          <table:table-cell table:formula="of:=[.F9]*0.3" office:value-type="float" office:value="166.821864948872" calcext:value-type="float">
            <text:p>166.8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[.A10]*2*PI()/60" office:value-type="float" office:value="356.047167406843" calcext:value-type="float">
            <text:p>356.05</text:p>
          </table:table-cell>
          <table:table-cell table:formula="of:=[.B10]*0.7457" office:value-type="float" office:value="21.6253" calcext:value-type="float">
            <text:p>21.63</text:p>
          </table:table-cell>
          <table:table-cell table:formula="of:=[.D10]*1000/[.C10]" office:value-type="float" office:value="60.7371774855029" calcext:value-type="float">
            <text:p>60.74</text:p>
          </table:table-cell>
          <table:table-cell table:formula="of:=[.E10]/([.$C$26]/2)/2" office:value-type="float" office:value="542.054239049557" calcext:value-type="float">
            <text:p>542.05</text:p>
          </table:table-cell>
          <table:table-cell table:formula="of:=[.F10]*0.1" office:value-type="float" office:value="54.2054239049557" calcext:value-type="float">
            <text:p>54.21</text:p>
          </table:table-cell>
          <table:table-cell table:formula="of:=[.F10]*0.3" office:value-type="float" office:value="162.616271714867" calcext:value-type="float">
            <text:p>162.6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[.A11]*2*PI()/60" office:value-type="float" office:value="376.991118430775" calcext:value-type="float">
            <text:p>376.99</text:p>
          </table:table-cell>
          <table:table-cell table:formula="of:=[.B11]*0.7457" office:value-type="float" office:value="22.371" calcext:value-type="float">
            <text:p>22.37</text:p>
          </table:table-cell>
          <table:table-cell table:formula="of:=[.D11]*1000/[.C11]" office:value-type="float" office:value="59.3409205318132" calcext:value-type="float">
            <text:p>59.34</text:p>
          </table:table-cell>
          <table:table-cell table:formula="of:=[.E11]/([.$C$26]/2)/2" office:value-type="float" office:value="529.593222059912" calcext:value-type="float">
            <text:p>529.59</text:p>
          </table:table-cell>
          <table:table-cell table:formula="of:=[.F11]*0.1" office:value-type="float" office:value="52.9593222059912" calcext:value-type="float">
            <text:p>52.96</text:p>
          </table:table-cell>
          <table:table-cell table:formula="of:=[.F11]*0.3" office:value-type="float" office:value="158.877966617974" calcext:value-type="float">
            <text:p>158.8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1" office:value-type="string" calcext:value-type="string">
            <text:p>Engine Speed</text:p>
          </table:table-cell>
          <table:table-cell table:style-name="ce11" office:value-type="string" calcext:value-type="string">
            <text:p>Engine Power</text:p>
          </table:table-cell>
          <table:table-cell table:number-columns-repeated="3"/>
          <table:table-cell table:style-name="ce1" office:value-type="string" calcext:value-type="string">
            <text:p>Effective Tension per belt</text:p>
          </table:table-cell>
          <table:table-cell table:style-name="ce14" office:value-type="string" calcext:value-type="string">
            <text:p>Pretension Min</text:p>
          </table:table-cell>
          <table:table-cell table:style-name="ce14" office:value-type="string" calcext:value-type="string">
            <text:p>Pretension Max</text:p>
          </table:table-cell>
        </table:table-row>
        <table:table-row table:style-name="ro1">
          <table:table-cell table:style-name="ce11" office:value-type="string" calcext:value-type="string">
            <text:p>RPM</text:p>
          </table:table-cell>
          <table:table-cell table:style-name="ce11" office:value-type="string" calcext:value-type="string">
            <text:p>Hp</text:p>
          </table:table-cell>
          <table:table-cell table:number-columns-repeated="3"/>
          <table:table-cell table:number-columns-repeated="3" table:style-name="ce1" office:value-type="string" calcext:value-type="string">
            <text:p>lbf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number-columns-repeated="3"/>
          <table:table-cell table:formula="of:=[.F3]*0.224809" office:value-type="float" office:value="117.866749431486" calcext:value-type="float">
            <text:p>117.87</text:p>
          </table:table-cell>
          <table:table-cell table:formula="of:=[.G3]*0.224809" office:value-type="float" office:value="11.7866749431486" calcext:value-type="float">
            <text:p>11.79</text:p>
          </table:table-cell>
          <table:table-cell table:formula="of:=[.H3]*0.224809" office:value-type="float" office:value="35.3600248294458" calcext:value-type="float">
            <text:p>35.3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number-columns-repeated="3"/>
          <table:table-cell table:formula="of:=[.F4]*0.224809" office:value-type="float" office:value="121.763170900296" calcext:value-type="float">
            <text:p>121.76</text:p>
          </table:table-cell>
          <table:table-cell table:formula="of:=[.G4]*0.224809" office:value-type="float" office:value="12.1763170900296" calcext:value-type="float">
            <text:p>12.18</text:p>
          </table:table-cell>
          <table:table-cell table:formula="of:=[.H4]*0.224809" office:value-type="float" office:value="36.5289512700887" calcext:value-type="float">
            <text:p>36.5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number-columns-repeated="3"/>
          <table:table-cell table:formula="of:=[.F5]*0.224809" office:value-type="float" office:value="125.01018879097" calcext:value-type="float">
            <text:p>125.01</text:p>
          </table:table-cell>
          <table:table-cell table:formula="of:=[.G5]*0.224809" office:value-type="float" office:value="12.501018879097" calcext:value-type="float">
            <text:p>12.50</text:p>
          </table:table-cell>
          <table:table-cell table:formula="of:=[.H5]*0.224809" office:value-type="float" office:value="37.5030566372911" calcext:value-type="float">
            <text:p>37.5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number-columns-repeated="3"/>
          <table:table-cell table:formula="of:=[.F6]*0.224809" office:value-type="float" office:value="126.383927129332" calcext:value-type="float">
            <text:p>126.38</text:p>
          </table:table-cell>
          <table:table-cell table:formula="of:=[.G6]*0.224809" office:value-type="float" office:value="12.6383927129332" calcext:value-type="float">
            <text:p>12.64</text:p>
          </table:table-cell>
          <table:table-cell table:formula="of:=[.H6]*0.224809" office:value-type="float" office:value="37.9151781387997" calcext:value-type="float">
            <text:p>37.9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number-columns-repeated="3"/>
          <table:table-cell table:formula="of:=[.F7]*0.224809" office:value-type="float" office:value="126.285802962307" calcext:value-type="float">
            <text:p>126.29</text:p>
          </table:table-cell>
          <table:table-cell table:formula="of:=[.G7]*0.224809" office:value-type="float" office:value="12.6285802962307" calcext:value-type="float">
            <text:p>12.63</text:p>
          </table:table-cell>
          <table:table-cell table:formula="of:=[.H7]*0.224809" office:value-type="float" office:value="37.885740888692" calcext:value-type="float">
            <text:p>37.8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number-columns-repeated="3"/>
          <table:table-cell table:formula="of:=[.F8]*0.224809" office:value-type="float" office:value="126.200762017551" calcext:value-type="float">
            <text:p>126.20</text:p>
          </table:table-cell>
          <table:table-cell table:formula="of:=[.G8]*0.224809" office:value-type="float" office:value="12.6200762017551" calcext:value-type="float">
            <text:p>12.62</text:p>
          </table:table-cell>
          <table:table-cell table:formula="of:=[.H8]*0.224809" office:value-type="float" office:value="37.8602286052652" calcext:value-type="float">
            <text:p>37.8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number-columns-repeated="3"/>
          <table:table-cell table:formula="of:=[.F9]*0.224809" office:value-type="float" office:value="125.01018879097" calcext:value-type="float">
            <text:p>125.01</text:p>
          </table:table-cell>
          <table:table-cell table:formula="of:=[.G9]*0.224809" office:value-type="float" office:value="12.501018879097" calcext:value-type="float">
            <text:p>12.50</text:p>
          </table:table-cell>
          <table:table-cell table:formula="of:=[.H9]*0.224809" office:value-type="float" office:value="37.503056637291" calcext:value-type="float">
            <text:p>37.5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number-columns-repeated="3"/>
          <table:table-cell table:formula="of:=[.F10]*0.224809" office:value-type="float" office:value="121.858671426492" calcext:value-type="float">
            <text:p>121.86</text:p>
          </table:table-cell>
          <table:table-cell table:formula="of:=[.G10]*0.224809" office:value-type="float" office:value="12.1858671426492" calcext:value-type="float">
            <text:p>12.19</text:p>
          </table:table-cell>
          <table:table-cell table:formula="of:=[.H10]*0.224809" office:value-type="float" office:value="36.5576014279476" calcext:value-type="float">
            <text:p>36.5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number-columns-repeated="3"/>
          <table:table-cell table:formula="of:=[.F11]*0.224809" office:value-type="float" office:value="119.057322658067" calcext:value-type="float">
            <text:p>119.06</text:p>
          </table:table-cell>
          <table:table-cell table:formula="of:=[.G11]*0.224809" office:value-type="float" office:value="11.9057322658067" calcext:value-type="float">
            <text:p>11.91</text:p>
          </table:table-cell>
          <table:table-cell table:formula="of:=[.H11]*0.224809" office:value-type="float" office:value="35.7171967974201" calcext:value-type="float">
            <text:p>35.72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Pulley</text:p>
          </table:table-cell>
          <table:table-cell table:style-name="ce1" office:value-type="string" calcext:value-type="string">
            <text:p>Diameter (in)</text:p>
          </table:table-cell>
          <table:table-cell table:style-name="ce1" office:value-type="string" calcext:value-type="string">
            <text:p>Diameter (m)</text:p>
          </table:table-cell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Engine</text:p>
          </table:table-cell>
          <table:table-cell table:style-name="ce2" table:formula="of:=[.C26]/0.0254" office:value-type="float" office:value="4.41141732283465" calcext:value-type="float">
            <text:p>4.4114173228</text:p>
          </table:table-cell>
          <table:table-cell table:style-name="ce2" office:value-type="float" office:value="0.11205" calcext:value-type="float">
            <text:p>0.11205</text:p>
          </table:table-cell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Rotor</text:p>
          </table:table-cell>
          <table:table-cell table:style-name="ce2" table:formula="of:=[.C27]/0.0254" office:value-type="float" office:value="4.01023622047244" calcext:value-type="float">
            <text:p>4.0102362205</text:p>
          </table:table-cell>
          <table:table-cell table:style-name="ce2" office:value-type="float" office:value="0.10186" calcext:value-type="float">
            <text:p>0.10186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3" office:value-type="string" calcext:value-type="string">
            <text:p>Max and Min Force based off of:</text:p>
          </table:table-cell>
          <table:table-cell table:style-name="Default" table:number-columns-repeated="7"/>
        </table:table-row>
        <table:table-row table:style-name="ro1">
          <table:table-cell table:style-name="ce3" office:value-type="string" calcext:value-type="string">
            <text:p>http://www.gatesmectrol.com/mectrol/downloads/download_common.cfm?file=Belt_Theory06sm.pdf&amp;folder=brochure</text:p>
          </table:table-cell>
          <table:table-cell table:style-name="Default" table:number-columns-repeated="7"/>
        </table:table-row>
      </table:table>
      <table:table table:name="Coordinates_2" table:style-name="ta1">
        <table:shapes>
          <draw:frame draw:z-index="0" draw:style-name="gr1" draw:text-style-name="P1" svg:width="389.59pt" svg:height="451.02pt" svg:x="393.34pt" svg:y="17.72pt">
            <loext:p draw:notify-on-update-of-ranges="Coordinates_2.D2:Coordinates_2.D2 Coordinates_2.A1:Coordinates_2.A1 Coordinates_2.C2:Coordinates_2.C2 Coordinates_2.D3:Coordinates_2.D7 Coordinates_2.A1:Coordinates_2.A1 Coordinates_2.C3:Coordinates_2.C7 Coordinates_2.D8:Coordinates_2.D12 Coordinates_2.A1:Coordinates_2.A1 Coordinates_2.C8:Coordinates_2.C12 Coordinates_2.C21:Coordinates_2.C27 Coordinates_2.B21:Coordinates_2.B27 Coordinates_2.C30:Coordinates_2.C36 Coordinates_2.B30:Coordinates_2.B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el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2" office:value-type="string" calcext:value-type="string">
            <text:p>Both</text:p>
          </table:table-cell>
          <table:table-cell table:style-name="ce5" table:formula="of:=20-18+5/8" office:value-type="float" office:value="2.625" calcext:value-type="float">
            <text:p>2.625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(63+7/8)/2" office:value-type="float" office:value="-31.9375" calcext:value-type="float">
            <text:p>-31.938</text:p>
          </table:table-cell>
          <table:table-cell table:style-name="ce5" table:formula="of:=-(52+3/4)/2" office:value-type="float" office:value="-26.375" calcext:value-type="float">
            <text:p>-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(63+7/8)/2" office:value-type="float" office:value="31.9375" calcext:value-type="float">
            <text:p>31.938</text:p>
          </table:table-cell>
          <table:table-cell table:style-name="ce5" table:formula="of:=-(52+3/4)/2" office:value-type="float" office:value="-26.375" calcext:value-type="float">
            <text:p>-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20+10.25" office:value-type="float" office:value="-9.75" calcext:value-type="float">
            <text:p>-9.750</text:p>
          </table:table-cell>
          <table:table-cell table:style-name="ce5" office:value-type="float" office:value="-13" calcext:value-type="float">
            <text:p>-13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20-9" office:value-type="float" office:value="11" calcext:value-type="float">
            <text:p>11.000</text:p>
          </table:table-cell>
          <table:table-cell table:style-name="ce5" table:formula="of:=-12.25" office:value-type="float" office:value="-12.25" calcext:value-type="float">
            <text:p>-12.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20+7+7/8" office:value-type="float" office:value="-12.125" calcext:value-type="float">
            <text:p>-12.125</text:p>
          </table:table-cell>
          <table:table-cell table:style-name="ce5" table:formula="of:=-15.25+6" office:value-type="float" office:value="-9.25" calcext:value-type="float">
            <text:p>-9.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(63+7/8)/2" office:value-type="float" office:value="31.9375" calcext:value-type="float">
            <text:p>31.938</text:p>
          </table:table-cell>
          <table:table-cell table:style-name="ce5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-(63+7/8)/2" office:value-type="float" office:value="-31.9375" calcext:value-type="float">
            <text:p>-31.938</text:p>
          </table:table-cell>
          <table:table-cell table:style-name="ce5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19.5" office:value-type="float" office:value="0.5" calcext:value-type="float">
            <text:p>0.500</text:p>
          </table:table-cell>
          <table:table-cell table:style-name="ce5" table:formula="of:=-15.25+(8+3/8)" office:value-type="float" office:value="-6.875" calcext:value-type="float">
            <text:p>-6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(26+3/8)" office:value-type="float" office:value="-6.375" calcext:value-type="float">
            <text:p>-6.375</text:p>
          </table:table-cell>
          <table:table-cell table:style-name="ce5" table:formula="of:=15.75-(10+7/8)" office:value-type="float" office:value="4.875" calcext:value-type="float">
            <text:p>4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(6+3/8)" office:value-type="float" office:value="13.625" calcext:value-type="float">
            <text:p>13.625</text:p>
          </table:table-cell>
          <table:table-cell table:style-name="ce5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Deflection</text:p>
          </table:table-cell>
          <table:table-cell table:style-name="ce1" office:value-type="string" calcext:value-type="string">
            <text:p>1/16ths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2]-[.B21])^2+([.C22]-[.C21])^2)" office:value-type="float" office:value="39.4317547320684" calcext:value-type="float">
            <text:p>39.43</text:p>
          </table:table-cell>
          <table:table-cell table:style-name="ce7" table:formula="of:=[.D21]/64" office:value-type="float" office:value="0.616121167688569" calcext:value-type="float">
            <text:p>0.6161</text:p>
          </table:table-cell>
          <table:table-cell table:style-name="ce6" table:formula="of:=[.E21]*16" office:value-type="float" office:value="9.85793868301711" calcext:value-type="float">
            <text:p>9.86</text:p>
          </table:table-cell>
        </table:table-row>
        <table:table-row table:style-name="ro1">
          <table:table-cell office:value-type="string" calcext:value-type="string">
            <text:p>Rotor 2</text:p>
          </table:table-cell>
          <table:table-cell table:formula="of:=[.C4]" office:value-type="float" office:value="31.9375" calcext:value-type="float">
            <text:p>31.938</text:p>
          </table:table-cell>
          <table:table-cell table:formula="of:=[.D4]" office:value-type="float" office:value="-26.375" calcext:value-type="float">
            <text:p>-26.375</text:p>
          </table:table-cell>
          <table:table-cell table:formula="of:=SQRT(([.B23]-[.B22])^2+([.C23]-[.C22])^2)" office:value-type="float" office:value="25.2565740204407" calcext:value-type="float">
            <text:p>25.26</text:p>
          </table:table-cell>
          <table:table-cell table:style-name="ce7" table:formula="of:=[.D22]/64" office:value-type="float" office:value="0.394633969069386" calcext:value-type="float">
            <text:p>0.3946</text:p>
          </table:table-cell>
          <table:table-cell table:style-name="ce6" table:formula="of:=[.E22]*16" office:value-type="float" office:value="6.31414350511017" calcext:value-type="float">
            <text:p>6.31</text:p>
          </table:table-cell>
        </table:table-row>
        <table:table-row table:style-name="ro1">
          <table:table-cell office:value-type="string" calcext:value-type="string">
            <text:p>Idler 2</text:p>
          </table:table-cell>
          <table:table-cell table:formula="of:=[.C6]" office:value-type="float" office:value="11" calcext:value-type="float">
            <text:p>11.000</text:p>
          </table:table-cell>
          <table:table-cell table:formula="of:=[.D6]" office:value-type="float" office:value="-12.25" calcext:value-type="float">
            <text:p>-12.250</text:p>
          </table:table-cell>
          <table:table-cell table:formula="of:=SQRT(([.B24]-[.B23])^2+([.C24]-[.C23])^2)" office:value-type="float" office:value="20.7635497928461" calcext:value-type="float">
            <text:p>20.76</text:p>
          </table:table-cell>
          <table:table-cell table:style-name="ce7" table:formula="of:=[.D23]/64" office:value-type="float" office:value="0.324430465513221" calcext:value-type="float">
            <text:p>0.3244</text:p>
          </table:table-cell>
          <table:table-cell table:style-name="ce6" table:formula="of:=[.E23]*16" office:value-type="float" office:value="5.19088744821153" calcext:value-type="float">
            <text:p>5.19</text:p>
          </table:table-cell>
        </table:table-row>
        <table:table-row table:style-name="ro1">
          <table:table-cell office:value-type="string" calcext:value-type="string">
            <text:p>Idler 1</text:p>
          </table:table-cell>
          <table:table-cell table:formula="of:=[.C5]" office:value-type="float" office:value="-9.75" calcext:value-type="float">
            <text:p>-9.750</text:p>
          </table:table-cell>
          <table:table-cell table:formula="of:=[.D5]" office:value-type="float" office:value="-13" calcext:value-type="float">
            <text:p>-13.000</text:p>
          </table:table-cell>
          <table:table-cell table:formula="of:=SQRT(([.B25]-[.B24])^2+([.C25]-[.C24])^2)" office:value-type="float" office:value="25.9070604517379" calcext:value-type="float">
            <text:p>25.91</text:p>
          </table:table-cell>
          <table:table-cell table:style-name="ce7" table:formula="of:=[.D24]/64" office:value-type="float" office:value="0.404797819558404" calcext:value-type="float">
            <text:p>0.4048</text:p>
          </table:table-cell>
          <table:table-cell table:style-name="ce6" table:formula="of:=[.E24]*16" office:value-type="float" office:value="6.47676511293447" calcext:value-type="float">
            <text:p>6.48</text:p>
          </table:table-cell>
        </table:table-row>
        <table:table-row table:style-name="ro1">
          <table:table-cell office:value-type="string" calcext:value-type="string">
            <text:p>Rotor 1</text:p>
          </table:table-cell>
          <table:table-cell table:formula="of:=[.C3]" office:value-type="float" office:value="-31.9375" calcext:value-type="float">
            <text:p>-31.938</text:p>
          </table:table-cell>
          <table:table-cell table:formula="of:=[.D3]" office:value-type="float" office:value="-26.375" calcext:value-type="float">
            <text:p>-26.375</text:p>
          </table:table-cell>
          <table:table-cell table:formula="of:=SQRT(([.B26]-[.B25])^2+([.C26]-[.C25])^2)" office:value-type="float" office:value="26.1877983276563" calcext:value-type="float">
            <text:p>26.19</text:p>
          </table:table-cell>
          <table:table-cell table:style-name="ce7" table:formula="of:=[.D25]/64" office:value-type="float" office:value="0.40918434886963" calcext:value-type="float">
            <text:p>0.4092</text:p>
          </table:table-cell>
          <table:table-cell table:style-name="ce6" table:formula="of:=[.E25]*16" office:value-type="float" office:value="6.54694958191408" calcext:value-type="float">
            <text:p>6.55</text:p>
          </table:table-cell>
        </table:table-row>
        <table:table-row table:style-name="ro1">
          <table:table-cell office:value-type="string" calcext:value-type="string">
            <text:p>Tensioner 1</text:p>
          </table:table-cell>
          <table:table-cell table:formula="of:=[.C7]" office:value-type="float" office:value="-12.125" calcext:value-type="float">
            <text:p>-12.125</text:p>
          </table:table-cell>
          <table:table-cell table:formula="of:=[.D7]" office:value-type="float" office:value="-9.25" calcext:value-type="float">
            <text:p>-9.250</text:p>
          </table:table-cell>
          <table:table-cell table:formula="of:=SQRT(([.B27]-[.B26])^2+([.C27]-[.C26])^2)" office:value-type="float" office:value="17.4104853464802" calcext:value-type="float">
            <text:p>17.41</text:p>
          </table:table-cell>
          <table:table-cell table:style-name="ce7" table:formula="of:=[.D26]/64" office:value-type="float" office:value="0.272038833538752" calcext:value-type="float">
            <text:p>0.2720</text:p>
          </table:table-cell>
          <table:table-cell table:style-name="ce6" table:formula="of:=[.E26]*16" office:value-type="float" office:value="4.35262133662004" calcext:value-type="float">
            <text:p>4.35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Deflection</text:p>
          </table:table-cell>
          <table:table-cell table:style-name="ce1" office:value-type="string" calcext:value-type="string">
            <text:p>1/16ths</text:p>
          </table:table-cell>
        </table:table-row>
        <table:table-row table:style-name="ro1">
          <table:table-cell table:style-name="Default"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1]-[.B30])^2+([.C31]-[.C30])^2)" office:value-type="float" office:value="10.2355080479671" calcext:value-type="float">
            <text:p>10.24</text:p>
          </table:table-cell>
          <table:table-cell table:style-name="ce7" table:formula="of:=[.D30]/64" office:value-type="float" office:value="0.159929813249486" calcext:value-type="float">
            <text:p>0.1599</text:p>
          </table:table-cell>
          <table:table-cell table:style-name="ce6" table:formula="of:=[.E30]*16" office:value-type="float" office:value="2.55887701199178" calcext:value-type="float">
            <text:p>2.56</text:p>
          </table:table-cell>
        </table:table-row>
        <table:table-row table:style-name="ro1">
          <table:table-cell table:style-name="Default" office:value-type="string" calcext:value-type="string">
            <text:p>Idler 4</text:p>
          </table:table-cell>
          <table:table-cell table:formula="of:=[.C11]" office:value-type="float" office:value="-6.375" calcext:value-type="float">
            <text:p>-6.375</text:p>
          </table:table-cell>
          <table:table-cell table:formula="of:=[.D11]" office:value-type="float" office:value="4.875" calcext:value-type="float">
            <text:p>4.875</text:p>
          </table:table-cell>
          <table:table-cell table:formula="of:=SQRT(([.B32]-[.B31])^2+([.C32]-[.C31])^2)" office:value-type="float" office:value="33.4019671015047" calcext:value-type="float">
            <text:p>33.40</text:p>
          </table:table-cell>
          <table:table-cell table:style-name="ce7" table:formula="of:=[.D31]/64" office:value-type="float" office:value="0.52190573596101" calcext:value-type="float">
            <text:p>0.5219</text:p>
          </table:table-cell>
          <table:table-cell table:style-name="ce6" table:formula="of:=[.E31]*16" office:value-type="float" office:value="8.35049177537617" calcext:value-type="float">
            <text:p>8.35</text:p>
          </table:table-cell>
        </table:table-row>
        <table:table-row table:style-name="ro1">
          <table:table-cell table:style-name="Default" office:value-type="string" calcext:value-type="string">
            <text:p>Rotor 4</text:p>
          </table:table-cell>
          <table:table-cell table:formula="of:=[.C9]" office:value-type="float" office:value="-31.9375" calcext:value-type="float">
            <text:p>-31.938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3]-[.B32])^2+([.C33]-[.C32])^2)" office:value-type="float" office:value="46.4516297480508" calcext:value-type="float">
            <text:p>46.45</text:p>
          </table:table-cell>
          <table:table-cell table:style-name="ce7" table:formula="of:=[.D32]/64" office:value-type="float" office:value="0.725806714813294" calcext:value-type="float">
            <text:p>0.7258</text:p>
          </table:table-cell>
          <table:table-cell table:style-name="ce6" table:formula="of:=[.E32]*16" office:value-type="float" office:value="11.6129074370127" calcext:value-type="float">
            <text:p>11.61</text:p>
          </table:table-cell>
        </table:table-row>
        <table:table-row table:style-name="ro1">
          <table:table-cell table:style-name="Default" office:value-type="string" calcext:value-type="string">
            <text:p>Idler 3</text:p>
          </table:table-cell>
          <table:table-cell table:formula="of:=[.C10]" office:value-type="float" office:value="0.5" calcext:value-type="float">
            <text:p>0.500</text:p>
          </table:table-cell>
          <table:table-cell table:formula="of:=[.D10]" office:value-type="float" office:value="-6.875" calcext:value-type="float">
            <text:p>-6.875</text:p>
          </table:table-cell>
          <table:table-cell table:formula="of:=SQRT(([.B34]-[.B33])^2+([.C34]-[.C33])^2)" office:value-type="float" office:value="45.7589216027869" calcext:value-type="float">
            <text:p>45.76</text:p>
          </table:table-cell>
          <table:table-cell table:style-name="ce7" table:formula="of:=[.D33]/64" office:value-type="float" office:value="0.714983150043546" calcext:value-type="float">
            <text:p>0.7150</text:p>
          </table:table-cell>
          <table:table-cell table:style-name="ce6" table:formula="of:=[.E33]*16" office:value-type="float" office:value="11.4397304006967" calcext:value-type="float">
            <text:p>11.44</text:p>
          </table:table-cell>
        </table:table-row>
        <table:table-row table:style-name="ro1">
          <table:table-cell table:style-name="Default" office:value-type="string" calcext:value-type="string">
            <text:p>Rotor 3</text:p>
          </table:table-cell>
          <table:table-cell table:formula="of:=[.C8]" office:value-type="float" office:value="31.9375" calcext:value-type="float">
            <text:p>31.938</text:p>
          </table:table-cell>
          <table:table-cell table:formula="of:=[.D8]" office:value-type="float" office:value="26.375" calcext:value-type="float">
            <text:p>26.375</text:p>
          </table:table-cell>
          <table:table-cell table:formula="of:=SQRT(([.B35]-[.B34])^2+([.C35]-[.C34])^2)" office:value-type="float" office:value="24.1538849100926" calcext:value-type="float">
            <text:p>24.15</text:p>
          </table:table-cell>
          <table:table-cell table:style-name="ce7" table:formula="of:=[.D34]/64" office:value-type="float" office:value="0.377404451720197" calcext:value-type="float">
            <text:p>0.3774</text:p>
          </table:table-cell>
          <table:table-cell table:style-name="ce6" table:formula="of:=[.E34]*16" office:value-type="float" office:value="6.03847122752316" calcext:value-type="float">
            <text:p>6.04</text:p>
          </table:table-cell>
        </table:table-row>
        <table:table-row table:style-name="ro1">
          <table:table-cell table:style-name="Default" office:value-type="string" calcext:value-type="string">
            <text:p>Tensioner 2</text:p>
          </table:table-cell>
          <table:table-cell table:formula="of:=[.C12]" office:value-type="float" office:value="13.625" calcext:value-type="float">
            <text:p>13.625</text:p>
          </table:table-cell>
          <table:table-cell table:formula="of:=[.D12]" office:value-type="float" office:value="10.625" calcext:value-type="float">
            <text:p>10.625</text:p>
          </table:table-cell>
          <table:table-cell table:formula="of:=SQRT(([.B36]-[.B35])^2+([.C36]-[.C35])^2)" office:value-type="float" office:value="15.2934830892116" calcext:value-type="float">
            <text:p>15.29</text:p>
          </table:table-cell>
          <table:table-cell table:style-name="ce7" table:formula="of:=[.D35]/64" office:value-type="float" office:value="0.238960673268931" calcext:value-type="float">
            <text:p>0.2390</text:p>
          </table:table-cell>
          <table:table-cell table:style-name="ce6" table:formula="of:=[.E35]*16" office:value-type="float" office:value="3.82337077230289" calcext:value-type="float">
            <text:p>3.82</text:p>
          </table:table-cell>
        </table:table-row>
        <table:table-row table:style-name="ro1">
          <table:table-cell table:style-name="Default"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 style:data-style-name="N2" text:time-value="16:48:00.4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6-02-04T16:54:37.651000000</dc:date>
    <dc:creator>Peter McCloud</dc:creator>
    <meta:editing-duration>P1DT15H10M17S</meta:editing-duration>
    <meta:editing-cycles>24</meta:editing-cycles>
    <meta:generator>LibreOffice/5.0.4.2$Windows_x86 LibreOffice_project/2b9802c1994aa0b7dc6079e128979269cf95bc78</meta:generator>
    <meta:document-statistic meta:table-count="4" meta:cell-count="4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51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776cm" svg:y="12.54cm" style:legend-expansion="custom" chartooo:width="2.879cm" chartooo:height="1.612cm" style:legend-expansion-aspect-ratio="1.78598014888337" chart:style-name="ch2"/>
        <chart:plot-area chart:style-name="ch3" table:cell-range-address="Coordinates.C2:Coordinates.D2 Coordinates.A1:Coordinates.A1 Coordinates.C3:Coordinates.C12 Coordinates.B21:Coordinates.B27 Coordinates.B30:Coordinates.B36" chart:data-source-has-labels="row" svg:x="1.275cm" svg:y="0.318cm" svg:width="12.196cm" svg:height="14.305cm">
          <chartooo:coordinate-region svg:x="1.529cm" svg:y="0.521cm" svg:width="11.75cm" svg:height="13.9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C2:Coordinates.C2" chart:label-cell-address="Coordinates.A1:Coordinates.A1" chart:class="chart:scatter">
            <chart:domain table:cell-range-address="Coordinates.D2:Coordinates.D2"/>
            <chart:data-point/>
          </chart:series>
          <chart:series chart:style-name="ch9" chart:values-cell-range-address="Coordinates.C3:Coordinates.C7" chart:label-cell-address="Coordinates.A1:Coordinates.A1" chart:class="chart:scatter">
            <chart:domain table:cell-range-address="Coordinates.D3:Coordinates.D7"/>
            <chart:data-point chart:repeated="5"/>
          </chart:series>
          <chart:series chart:style-name="ch10" chart:values-cell-range-address="Coordinates.C8:Coordinates.C12" chart:label-cell-address="Coordinates.A1:Coordinates.A1" chart:class="chart:scatter">
            <chart:domain table:cell-range-address="Coordinates.D8:Coordinates.D12"/>
            <chart:data-point chart:repeated="5"/>
          </chart:series>
          <chart:series chart:style-name="ch11" chart:values-cell-range-address="Coordinates.B21:Coordinates.B27" chart:class="chart:scatter">
            <chart:domain table:cell-range-address="Coordinates.C21:Coordinates.C27"/>
            <chart:data-point chart:repeated="7"/>
          </chart:series>
          <chart:series chart:style-name="ch12" chart:values-cell-range-address="Coordinates.B30:Coordinates.B36" chart:class="chart:scatter">
            <chart:domain table:cell-range-address="Coordinates.C30:Coordinates.C36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ame</text:p>
                <draw:g>
                  <svg:desc>Coordinates.A1:Coordinates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Name</text:p>
                <draw:g>
                  <svg:desc>Coordinates.A1:Coordinates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Name</text:p>
                <draw:g>
                  <svg:desc>Coordinates.A1:Coordinates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D2:Coordinates.D2</svg:desc>
                </draw:g>
              </table:table-cell>
              <table:table-cell office:value-type="float" office:value="2.625">
                <text:p>2.625</text:p>
                <draw:g>
                  <svg:desc>Coordinates.C2:Coordinates.C2</svg:desc>
                </draw:g>
              </table:table-cell>
              <table:table-cell office:value-type="float" office:value="-26.375">
                <text:p>-26.375</text:p>
                <draw:g>
                  <svg:desc>Coordinates.D3:Coordinates.D7</svg:desc>
                </draw:g>
              </table:table-cell>
              <table:table-cell office:value-type="float" office:value="-31.9375">
                <text:p>-31.9375</text:p>
                <draw:g>
                  <svg:desc>Coordinates.C3:Coordinates.C7</svg:desc>
                </draw:g>
              </table:table-cell>
              <table:table-cell office:value-type="float" office:value="26.375">
                <text:p>26.375</text:p>
                <draw:g>
                  <svg:desc>Coordinates.D8:Coordinates.D12</svg:desc>
                </draw:g>
              </table:table-cell>
              <table:table-cell office:value-type="float" office:value="31.9375">
                <text:p>31.9375</text:p>
                <draw:g>
                  <svg:desc>Coordinates.C8:Coordinates.C12</svg:desc>
                </draw:g>
              </table:table-cell>
              <table:table-cell office:value-type="float" office:value="0">
                <text:p>0</text:p>
                <draw:g>
                  <svg:desc>Coordinates.C21:Coordinates.C27</svg:desc>
                </draw:g>
              </table:table-cell>
              <table:table-cell office:value-type="float" office:value="2.625">
                <text:p>2.625</text:p>
                <draw:g>
                  <svg:desc>Coordinates.B21:Coordinates.B27</svg:desc>
                </draw:g>
              </table:table-cell>
              <table:table-cell office:value-type="float" office:value="0">
                <text:p>0</text:p>
                <draw:g>
                  <svg:desc>Coordinates.C30:Coordinates.C36</svg:desc>
                </draw:g>
              </table:table-cell>
              <table:table-cell office:value-type="float" office:value="2.625">
                <text:p>2.625</text:p>
                <draw:g>
                  <svg:desc>Coordinates.B30:Coordinates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.375">
                <text:p>-26.375</text:p>
              </table:table-cell>
              <table:table-cell office:value-type="float" office:value="31.9375">
                <text:p>31.9375</text:p>
              </table:table-cell>
              <table:table-cell office:value-type="float" office:value="26.375">
                <text:p>26.375</text:p>
              </table:table-cell>
              <table:table-cell office:value-type="float" office:value="-31.9375">
                <text:p>-31.9375</text:p>
              </table:table-cell>
              <table:table-cell office:value-type="float" office:value="-26.375">
                <text:p>-26.375</text:p>
              </table:table-cell>
              <table:table-cell office:value-type="float" office:value="31.9375">
                <text:p>31.9375</text:p>
              </table:table-cell>
              <table:table-cell office:value-type="float" office:value="4.875">
                <text:p>4.875</text:p>
              </table:table-cell>
              <table:table-cell office:value-type="float" office:value="-6.375">
                <text:p>-6.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">
                <text:p>-13</text:p>
              </table:table-cell>
              <table:table-cell office:value-type="float" office:value="-9.75">
                <text:p>-9.75</text:p>
              </table:table-cell>
              <table:table-cell office:value-type="float" office:value="-6.875">
                <text:p>-6.875</text:p>
              </table:table-cell>
              <table:table-cell office:value-type="float" office:value="0.5">
                <text:p>0.5</text:p>
              </table:table-cell>
              <table:table-cell office:value-type="float" office:value="-12.25">
                <text:p>-12.25</text:p>
              </table:table-cell>
              <table:table-cell office:value-type="float" office:value="11">
                <text:p>11</text:p>
              </table:table-cell>
              <table:table-cell office:value-type="float" office:value="26.375">
                <text:p>26.375</text:p>
              </table:table-cell>
              <table:table-cell office:value-type="float" office:value="-31.9375">
                <text:p>-31.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25">
                <text:p>-12.25</text:p>
              </table:table-cell>
              <table:table-cell office:value-type="float" office:value="11">
                <text:p>11</text:p>
              </table:table-cell>
              <table:table-cell office:value-type="float" office:value="4.875">
                <text:p>4.875</text:p>
              </table:table-cell>
              <table:table-cell office:value-type="float" office:value="-6.375">
                <text:p>-6.375</text:p>
              </table:table-cell>
              <table:table-cell office:value-type="float" office:value="-13">
                <text:p>-13</text:p>
              </table:table-cell>
              <table:table-cell office:value-type="float" office:value="-9.75">
                <text:p>-9.75</text:p>
              </table:table-cell>
              <table:table-cell office:value-type="float" office:value="-6.875">
                <text:p>-6.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5">
                <text:p>-9.25</text:p>
              </table:table-cell>
              <table:table-cell office:value-type="float" office:value="-12.125">
                <text:p>-12.125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  <table:table-cell office:value-type="float" office:value="-26.375">
                <text:p>-26.375</text:p>
              </table:table-cell>
              <table:table-cell office:value-type="float" office:value="-31.9375">
                <text:p>-31.9375</text:p>
              </table:table-cell>
              <table:table-cell office:value-type="float" office:value="26.375">
                <text:p>26.375</text:p>
              </table:table-cell>
              <table:table-cell office:value-type="float" office:value="31.9375">
                <text:p>31.9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5">
                <text:p>-9.25</text:p>
              </table:table-cell>
              <table:table-cell office:value-type="float" office:value="-12.125">
                <text:p>-12.125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625">
                <text:p>2.625</text:p>
              </table:table-cell>
              <table:table-cell office:value-type="float" office:value="0">
                <text:p>0</text:p>
              </table:table-cell>
              <table:table-cell office:value-type="float" office:value="2.625">
                <text:p>2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51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776cm" svg:y="12.54cm" style:legend-expansion="custom" chartooo:width="2.879cm" chartooo:height="1.612cm" style:legend-expansion-aspect-ratio="1.78598014888337" chart:style-name="ch2"/>
        <chart:plot-area chart:style-name="ch3" table:cell-range-address="Coordinates_2.C2:Coordinates_2.D2 Coordinates_2.A1:Coordinates_2.A1 Coordinates_2.C3:Coordinates_2.C12 Coordinates_2.B21:Coordinates_2.B27 Coordinates_2.B30:Coordinates_2.B36" chart:data-source-has-labels="row" svg:x="1.275cm" svg:y="0.318cm" svg:width="12.196cm" svg:height="14.305cm">
          <chartooo:coordinate-region svg:x="1.529cm" svg:y="0.521cm" svg:width="11.75cm" svg:height="13.9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_2.C2:Coordinates_2.C2" chart:label-cell-address="Coordinates_2.A1:Coordinates_2.A1" chart:class="chart:scatter">
            <chart:domain table:cell-range-address="Coordinates_2.D2:Coordinates_2.D2"/>
            <chart:data-point/>
          </chart:series>
          <chart:series chart:style-name="ch9" chart:values-cell-range-address="Coordinates_2.C3:Coordinates_2.C7" chart:label-cell-address="Coordinates_2.A1:Coordinates_2.A1" chart:class="chart:scatter">
            <chart:domain table:cell-range-address="Coordinates_2.D3:Coordinates_2.D7"/>
            <chart:data-point chart:repeated="5"/>
          </chart:series>
          <chart:series chart:style-name="ch10" chart:values-cell-range-address="Coordinates_2.C8:Coordinates_2.C12" chart:label-cell-address="Coordinates_2.A1:Coordinates_2.A1" chart:class="chart:scatter">
            <chart:domain table:cell-range-address="Coordinates_2.D8:Coordinates_2.D12"/>
            <chart:data-point chart:repeated="5"/>
          </chart:series>
          <chart:series chart:style-name="ch11" chart:values-cell-range-address="Coordinates_2.B21:Coordinates_2.B27" chart:class="chart:scatter">
            <chart:domain table:cell-range-address="Coordinates_2.C21:Coordinates_2.C27"/>
            <chart:data-point chart:repeated="7"/>
          </chart:series>
          <chart:series chart:style-name="ch12" chart:values-cell-range-address="Coordinates_2.B30:Coordinates_2.B36" chart:class="chart:scatter">
            <chart:domain table:cell-range-address="Coordinates_2.C30:Coordinates_2.C36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ame</text:p>
                <draw:g>
                  <svg:desc>Coordinates_2.A1:Coordinates_2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Name</text:p>
                <draw:g>
                  <svg:desc>Coordinates_2.A1:Coordinates_2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Name</text:p>
                <draw:g>
                  <svg:desc>Coordinates_2.A1:Coordinates_2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_2.D2:Coordinates_2.D2</svg:desc>
                </draw:g>
              </table:table-cell>
              <table:table-cell office:value-type="float" office:value="2.625">
                <text:p>2.625</text:p>
                <draw:g>
                  <svg:desc>Coordinates_2.C2:Coordinates_2.C2</svg:desc>
                </draw:g>
              </table:table-cell>
              <table:table-cell office:value-type="float" office:value="-26.375">
                <text:p>-26.375</text:p>
                <draw:g>
                  <svg:desc>Coordinates_2.D3:Coordinates_2.D7</svg:desc>
                </draw:g>
              </table:table-cell>
              <table:table-cell office:value-type="float" office:value="-31.9375">
                <text:p>-31.9375</text:p>
                <draw:g>
                  <svg:desc>Coordinates_2.C3:Coordinates_2.C7</svg:desc>
                </draw:g>
              </table:table-cell>
              <table:table-cell office:value-type="float" office:value="26.375">
                <text:p>26.375</text:p>
                <draw:g>
                  <svg:desc>Coordinates_2.D8:Coordinates_2.D12</svg:desc>
                </draw:g>
              </table:table-cell>
              <table:table-cell office:value-type="float" office:value="31.9375">
                <text:p>31.9375</text:p>
                <draw:g>
                  <svg:desc>Coordinates_2.C8:Coordinates_2.C12</svg:desc>
                </draw:g>
              </table:table-cell>
              <table:table-cell office:value-type="float" office:value="0">
                <text:p>0</text:p>
                <draw:g>
                  <svg:desc>Coordinates_2.C21:Coordinates_2.C27</svg:desc>
                </draw:g>
              </table:table-cell>
              <table:table-cell office:value-type="float" office:value="2.625">
                <text:p>2.625</text:p>
                <draw:g>
                  <svg:desc>Coordinates_2.B21:Coordinates_2.B27</svg:desc>
                </draw:g>
              </table:table-cell>
              <table:table-cell office:value-type="float" office:value="0">
                <text:p>0</text:p>
                <draw:g>
                  <svg:desc>Coordinates_2.C30:Coordinates_2.C36</svg:desc>
                </draw:g>
              </table:table-cell>
              <table:table-cell office:value-type="float" office:value="2.625">
                <text:p>2.625</text:p>
                <draw:g>
                  <svg:desc>Coordinates_2.B30:Coordinates_2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.375">
                <text:p>-26.375</text:p>
              </table:table-cell>
              <table:table-cell office:value-type="float" office:value="31.9375">
                <text:p>31.9375</text:p>
              </table:table-cell>
              <table:table-cell office:value-type="float" office:value="26.375">
                <text:p>26.375</text:p>
              </table:table-cell>
              <table:table-cell office:value-type="float" office:value="-31.9375">
                <text:p>-31.9375</text:p>
              </table:table-cell>
              <table:table-cell office:value-type="float" office:value="-26.375">
                <text:p>-26.375</text:p>
              </table:table-cell>
              <table:table-cell office:value-type="float" office:value="31.9375">
                <text:p>31.9375</text:p>
              </table:table-cell>
              <table:table-cell office:value-type="float" office:value="4.875">
                <text:p>4.875</text:p>
              </table:table-cell>
              <table:table-cell office:value-type="float" office:value="-6.375">
                <text:p>-6.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">
                <text:p>-13</text:p>
              </table:table-cell>
              <table:table-cell office:value-type="float" office:value="-9.75">
                <text:p>-9.75</text:p>
              </table:table-cell>
              <table:table-cell office:value-type="float" office:value="-6.875">
                <text:p>-6.875</text:p>
              </table:table-cell>
              <table:table-cell office:value-type="float" office:value="0.5">
                <text:p>0.5</text:p>
              </table:table-cell>
              <table:table-cell office:value-type="float" office:value="-12.25">
                <text:p>-12.25</text:p>
              </table:table-cell>
              <table:table-cell office:value-type="float" office:value="11">
                <text:p>11</text:p>
              </table:table-cell>
              <table:table-cell office:value-type="float" office:value="26.375">
                <text:p>26.375</text:p>
              </table:table-cell>
              <table:table-cell office:value-type="float" office:value="-31.9375">
                <text:p>-31.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25">
                <text:p>-12.25</text:p>
              </table:table-cell>
              <table:table-cell office:value-type="float" office:value="11">
                <text:p>11</text:p>
              </table:table-cell>
              <table:table-cell office:value-type="float" office:value="4.875">
                <text:p>4.875</text:p>
              </table:table-cell>
              <table:table-cell office:value-type="float" office:value="-6.375">
                <text:p>-6.375</text:p>
              </table:table-cell>
              <table:table-cell office:value-type="float" office:value="-13">
                <text:p>-13</text:p>
              </table:table-cell>
              <table:table-cell office:value-type="float" office:value="-9.75">
                <text:p>-9.75</text:p>
              </table:table-cell>
              <table:table-cell office:value-type="float" office:value="-6.875">
                <text:p>-6.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5">
                <text:p>-9.25</text:p>
              </table:table-cell>
              <table:table-cell office:value-type="float" office:value="-12.125">
                <text:p>-12.125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  <table:table-cell office:value-type="float" office:value="-26.375">
                <text:p>-26.375</text:p>
              </table:table-cell>
              <table:table-cell office:value-type="float" office:value="-31.9375">
                <text:p>-31.9375</text:p>
              </table:table-cell>
              <table:table-cell office:value-type="float" office:value="26.375">
                <text:p>26.375</text:p>
              </table:table-cell>
              <table:table-cell office:value-type="float" office:value="31.9375">
                <text:p>31.9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5">
                <text:p>-9.25</text:p>
              </table:table-cell>
              <table:table-cell office:value-type="float" office:value="-12.125">
                <text:p>-12.125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625">
                <text:p>2.625</text:p>
              </table:table-cell>
              <table:table-cell office:value-type="float" office:value="0">
                <text:p>0</text:p>
              </table:table-cell>
              <table:table-cell office:value-type="float" office:value="2.625">
                <text:p>2.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